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.558cm" style:use-optimal-column-width="false"/>
    </style:style>
    <style:style style:name="ro1" style:family="table-row">
      <style:table-row-properties style:row-height="3.01cm" style:use-optimal-row-height="false"/>
    </style:style>
    <style:style style:name="ro2" style:family="table-row">
      <style:table-row-properties style:row-height="4.406cm" style:use-optimal-row-height="false"/>
    </style:style>
    <style:style style:name="ro3" style:family="table-row">
      <style:table-row-properties style:row-height="4.133cm" style:use-optimal-row-height="false"/>
    </style:style>
    <style:style style:name="ro4" style:family="table-row">
      <style:table-row-properties style:row-height="1.887cm" style:use-optimal-row-height="false"/>
    </style:style>
    <style:style style:name="ro5" style:family="table-row">
      <style:table-row-properties style:row-height="2.819cm" style:use-optimal-row-height="false"/>
    </style:style>
    <style:style style:name="ro6" style:family="table-row">
      <style:table-row-properties style:row-height="3.012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weight-asian="bold" style:font-size-complex="14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indent="0cm"/>
      <style:text-properties fo:font-size="14pt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557cm" svg:height="19.266cm" svg:x="0.201cm" svg:y="0.183cm">
          <table:table table:template-name="orange-dark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lan your deployment</text:span></text:p>
                <text:p text:style-name="P2">OCP cluster</text:p>
                <text:p text:style-name="P2">OSP compute nodes </text:p>
                <text:p text:style-name="P2">Storage</text:p>
                <text:p text:style-name="P2">Network architecture</text:p>
              </table:table-cell>
            </table:table-row>
            <table:table-row table:style-name="ro2">
              <table:table-cell table:style-name="ce2">
                <text:p text:style-name="P3"><text:span text:style-name="T1">Prerequisites</text:span></text:p>
                <text:p text:style-name="P4"><text:span text:style-name="T2">Access to required repositories</text:span></text:p>
                <text:p text:style-name="P5"><text:span text:style-name="T2">Ensure you have OCP cluster with:</text:span></text:p>
                <text:list text:style-name="L1">
                  <text:list-item>
                    <text:p text:style-name="P6"><text:span text:style-name="T2">Multus CNI</text:span></text:p>
                  </text:list-item>
                  <text:list-item>
                    <text:p text:style-name="P6"><text:span text:style-name="T2">MNState operator</text:span></text:p>
                  </text:list-item>
                  <text:list-item>
                    <text:p text:style-name="P6"><text:span text:style-name="T2">MetalLB operator</text:span></text:p>
                  </text:list-item>
                  <text:list-item>
                    <text:p text:style-name="P6"><text:span text:style-name="T2">Cert-manager operator</text:span></text:p>
                  </text:list-item>
                </text:list>
              </table:table-cell>
            </table:table-row>
            <table:table-row table:style-name="ro3">
              <table:table-cell table:style-name="ce1">
                <text:p text:style-name="P1"><text:span text:style-name="T1">Prepare network isolation </text:span></text:p>
                <text:p text:style-name="P4">node network configuration and network attachment definition for OSP’s isolated networks like ctlplane, internalapi, storage, tenant, and external networks </text:p>
                <text:p text:style-name="P4"/>
              </table:table-cell>
            </table:table-row>
            <table:table-row table:style-name="ro4">
              <table:table-cell table:style-name="ce1">
                <text:p text:style-name="P1"><text:span text:style-name="T1">Control plane deployment</text:span></text:p>
                <text:p text:style-name="P4"><text:span text:style-name="T2">Install Openstack operator</text:span></text:p>
                <text:p text:style-name="P7"><text:span text:style-name="T2">Create openstack control plane</text:span></text:p>
              </table:table-cell>
            </table:table-row>
            <table:table-row table:style-name="ro5">
              <table:table-cell table:style-name="ce1">
                <text:p text:style-name="P1"><text:span text:style-name="T1">Data plane deployment</text:span></text:p>
                <text:p text:style-name="P4">Prepare compute node for data plane</text:p>
                <text:p text:style-name="P4">Create data plane via OCP cluster.</text:p>
              </table:table-cell>
            </table:table-row>
            <table:table-row table:style-name="ro6">
              <table:table-cell table:style-name="ce2">
                <text:p text:style-name="P8"><text:span text:style-name="T1">Access RHOSP cluster</text:span></text:p>
                <text:p text:style-name="P9"><text:span text:style-name="T2">Create instance on the RHOSP cluster and check connectivity to it to verify proper functioning of the deployed RHOSP cluster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-title" style:family="table-cell" style:parent-style-name="default">
      <loext:graphic-properties draw:fill="solid" draw:fill-color="#ff860d"/>
      <style:text-properties fo:color="#ffffff" loext:opacity="100%"/>
    </style:style>
    <style:style style:name="orange-banded" style:family="table-cell" style:parent-style-name="default">
      <loext:graphic-properties draw:fill="solid" draw:fill-color="#ffb66c"/>
    </style:style>
    <style:style style:name="orange-normal" style:family="table-cell" style:parent-style-name="default">
      <loext:graphic-properties draw:fill="solid" draw:fill-color="#ffdbb6"/>
    </style:style>
    <table:table-template table:name="orange-dark">
      <table:first-row table:style-name="orange-title"/>
      <table:last-row table:style-name="orange-title"/>
      <table:first-column table:style-name="orange-title"/>
      <table:last-column table:style-name="orange-title"/>
      <table:body table:style-name="orange-normal"/>
      <table:odd-rows table:style-name="orange-banded"/>
      <table:odd-columns table:style-name="orang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.127cm" fo:margin-bottom="0.127cm" fo:margin-left="0.127cm" fo:margin-right="0.127cm" fo:page-width="8.89cm" fo:page-height="19.6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4:48:51.775662450</meta:creation-date>
    <dc:date>2024-05-09T19:18:08.294876310</dc:date>
    <meta:editing-duration>PT33M3S</meta:editing-duration>
    <meta:editing-cycles>2</meta:editing-cycles>
    <meta:generator>LibreOffice/7.6.4.1$Linux_X86_64 LibreOffice_project/60$Build-1</meta:generator>
    <meta:document-statistic meta:object-count="1"/>
  </office:meta>
</office:document-meta>
</file>